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Unemployment rate - annual data</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tipsun20</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Arbeitslosenrate</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teil der Arbeitslosen an der arbeitsfähigen Bevölkerung</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Share of unemployed as percentage of total labour force</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5,10,15,2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social,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AS</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Die Bewertung orientiert sich an dem best performer (5%) und den worst performer (26%)</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30" calcext:value-type="date">
            <text:p>10/30/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Eurostat</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IAEG</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5.6" calcext:value-type="float">
            <text:p>5.6</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8.5" calcext:value-type="float">
            <text:p>8.5</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1.4" calcext:value-type="float">
            <text:p>11.4</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17.3" calcext:value-type="float">
            <text:p>17.3</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16.1" calcext:value-type="float">
            <text:p>16.1</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6.1" calcext:value-type="float">
            <text:p>6.1</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6.6" calcext:value-type="float">
            <text:p>6.6</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7.4" calcext:value-type="float">
            <text:p>7.4</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8.7" calcext:value-type="float">
            <text:p>8.7</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5" calcext:value-type="float">
            <text:p>5</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26.5" calcext:value-type="float">
            <text:p>26.5</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7.7" calcext:value-type="float">
            <text:p>7.7</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11.3" calcext:value-type="float">
            <text:p>11.3</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2.7" calcext:value-type="float">
            <text:p>12.7</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10.8" calcext:value-type="float">
            <text:p>10.8</text:p>
          </table:table-cell>
          <table:table-cell table:number-columns-repeated="1022"/>
        </table:table-row>
        <table:table-row table:style-name="ro1">
          <table:table-cell table:style-name="ce1" office:value-type="string" calcext:value-type="string">
            <text:p>Lithuania</text:p>
          </table:table-cell>
          <table:table-cell table:style-name="ce1" office:value-type="float" office:value="10.7" calcext:value-type="float">
            <text:p>10.7</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6" calcext:value-type="float">
            <text:p>6</text:p>
          </table:table-cell>
          <table:table-cell table:number-columns-repeated="1022"/>
        </table:table-row>
        <table:table-row table:style-name="ro1">
          <table:table-cell table:style-name="ce1" office:value-type="string" calcext:value-type="string">
            <text:p>Malta</text:p>
          </table:table-cell>
          <table:table-cell table:style-name="ce1" office:value-type="float" office:value="5.9" calcext:value-type="float">
            <text:p>5.9</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7.4" calcext:value-type="float">
            <text:p>7.4</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9" calcext:value-type="float">
            <text:p>9</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4.1" calcext:value-type="float">
            <text:p>14.1</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6.8" calcext:value-type="float">
            <text:p>6.8</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9.7" calcext:value-type="float">
            <text:p>9.7</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7.9" calcext:value-type="float">
            <text:p>7.9</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6.1" calcext:value-type="float">
            <text:p>6.1</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